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6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NICOLAZA PEÑ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EÑA RAMOS JORGE LUI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7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RUJILLO GAMARRA, JHON BRAYA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OSORIO POLO, UBALDIN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4709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6T16:50:0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